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.025cm" svg:stroke-color="#000000" draw:marker-start="" draw:marker-start-width="0.237cm" draw:marker-start-center="false" draw:marker-end="" draw:marker-end-width="0.237cm" draw:marker-end-center="false" svg:stroke-opacity="100%" draw:stroke-linejoin="round" draw:fill="solid" draw:fill-color="#c0c0c0" draw:secondary-fill-color="#cfe7e5" draw:fill-gradient-name="Gradient_20_7" draw:gradient-step-count="0" draw:fill-hatch-name="Hatch_20_1" draw:fill-hatch-solid="false" draw:fill-image-name="Bitmape_20_1" draw:opacity="5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svg:stroke-width="0.025cm" svg:stroke-color="#000080" draw:marker-start="Circle" draw:marker-start-width="0.33cm" draw:marker-start-center="true" draw:marker-end="Circle" draw:marker-end-width="0.33cm" draw:marker-end-center="true" draw:fill="solid" draw:fill-color="#008000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13" style:family="graphic" style:parent-style-name="standard">
      <style:graphic-properties svg:stroke-width="0.025cm" svg:stroke-color="#000080" draw:marker-start="Circle" draw:marker-start-width="0.33cm" draw:marker-start-center="true" draw:marker-end="Circle" draw:marker-end-width="0.33cm" draw:marker-end-center="true" draw:fill="solid" draw:fill-color="#008000" draw:opacity="50%" draw:textarea-horizontal-align="center" draw:textarea-vertical-align="middle" fo:padding-top="0.137cm" fo:padding-bottom="0.137cm" fo:padding-left="0.262cm" fo:padding-right="0.262cm" draw:shadow-offset-x="0.305cm" draw:shadow-offset-y="0.305cm" draw:shadow-opacity="50%"/>
    </style:style>
    <style:style style:name="gr14" style:family="graphic" style:parent-style-name="standard">
      <style:graphic-properties svg:stroke-width="0.076cm" svg:stroke-color="#800080" draw:marker-start="" draw:marker-start-width="0.406cm" draw:marker-start-center="false" draw:marker-end="" draw:marker-end-width="0.406cm" draw:marker-end-center="false" svg:stroke-opacity="75%" draw:fill="none" draw:fill-color="#008000" draw:opacity="50%" draw:textarea-horizontal-align="center" draw:textarea-vertical-align="middle" fo:padding-top="0.162cm" fo:padding-bottom="0.162cm" fo:padding-left="0.287cm" fo:padding-right="0.287cm" draw:shadow-opacity="50%"/>
    </style:style>
    <style:style style:name="gr15" style:family="graphic" style:parent-style-name="standard">
      <style:graphic-properties svg:stroke-width="0.076cm" svg:stroke-color="#ff0000" draw:marker-start="Circle" draw:marker-start-width="0.406cm" draw:marker-start-center="false" draw:marker-end="Circle" draw:marker-end-width="0.406cm" draw:marker-end-center="false" svg:stroke-opacity="75%" draw:fill="none" draw:fill-color="#008000" draw:opacity="50%" draw:textarea-horizontal-align="center" draw:textarea-vertical-align="middle" fo:padding-top="0.162cm" fo:padding-bottom="0.162cm" fo:padding-left="0.287cm" fo:padding-right="0.287cm" draw:shadow-opacity="50%"/>
    </style:style>
    <style:style style:name="gr16" style:family="graphic" style:parent-style-name="standard">
      <style:graphic-properties svg:stroke-width="0.025cm" svg:stroke-color="#000080" draw:marker-start="Circle" draw:marker-start-width="0.33cm" draw:marker-start-center="true" draw:marker-end="Circle" draw:marker-end-width="0.33cm" draw:marker-end-center="true" draw:fill="none" draw:fill-color="#008000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17" style:family="graphic" style:parent-style-name="standard">
      <style:graphic-properties svg:stroke-width="0.076cm" svg:stroke-color="#0000ff" draw:marker-start="" draw:marker-start-width="0.406cm" draw:marker-start-center="true" draw:marker-end="" draw:marker-end-width="0.406cm" draw:marker-end-center="true" svg:stroke-opacity="75%" draw:fill="none" draw:fill-color="#008000" draw:opacity="50%" draw:textarea-horizontal-align="center" draw:textarea-vertical-align="middle" fo:padding-top="0.162cm" fo:padding-bottom="0.162cm" fo:padding-left="0.287cm" fo:padding-right="0.287cm" draw:shadow-opacity="50%"/>
    </style:style>
    <style:style style:name="gr18" style:family="graphic" style:parent-style-name="standard">
      <style:graphic-properties svg:stroke-color="#000080" draw:fill-color="#280099" draw:textarea-horizontal-align="center" draw:textarea-vertical-align="middle"/>
    </style:style>
    <style:style style:name="gr19" style:family="graphic" style:parent-style-name="standard">
      <style:graphic-properties svg:stroke-width="0.025cm" svg:stroke-color="#000000" draw:marker-start-width="0.161cm" draw:marker-end-width="0.161cm" draw:fill="solid" draw:fill-color="#0000ff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20" style:family="graphic" style:parent-style-name="standard">
      <style:graphic-properties svg:stroke-width="0.025cm" svg:stroke-color="#000000" draw:marker-start-width="0.161cm" draw:marker-end-width="0.161cm" draw:fill="solid" draw:fill-color="#ff0000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gr21" style:family="graphic" style:parent-style-name="standard">
      <style:graphic-properties svg:stroke-width="0.025cm" svg:stroke-color="#000000" draw:marker-start-width="0.161cm" draw:marker-end-width="0.161cm" draw:fill="solid" draw:fill-color="#800080" draw:opacity="50%" draw:textarea-horizontal-align="center" draw:textarea-vertical-align="middle" fo:padding-top="0.137cm" fo:padding-bottom="0.137cm" fo:padding-left="0.262cm" fo:padding-right="0.262cm" draw:shadow-opacity="50%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olygon draw:style-name="gr1" draw:text-style-name="P1" draw:layer="layout" svg:width="3.555cm" svg:height="4.952cm" svg:x="0.336cm" svg:y="0.625cm" svg:viewBox="0 0 3556 4953" draw:points="1905,0 0,4953 3556,3429">
                <text:p/>
              </draw:polygon>
              <draw:polygon draw:style-name="gr2" draw:text-style-name="P1" draw:layer="layout" svg:width="3.555cm" svg:height="3.428cm" svg:x="2.241cm" svg:y="0.626cm" svg:viewBox="0 0 3556 3429" draw:points="0,0 3556,380 1651,3429">
                <text:p/>
              </draw:polygon>
              <draw:polygon draw:style-name="gr3" draw:text-style-name="P1" draw:layer="layout" svg:width="3.428cm" svg:height="3.048cm" svg:x="3.892cm" svg:y="1.007cm" svg:viewBox="0 0 3429 3049" draw:points="3429,3047 1905,0 0,3049">
                <text:p/>
              </draw:polygon>
              <draw:polygon draw:style-name="gr4" draw:text-style-name="P1" draw:layer="layout" svg:width="3.428cm" svg:height="3.173cm" svg:x="3.893cm" svg:y="4.055cm" svg:viewBox="0 0 3429 3174" draw:points="3429,0 253,3174 0,2">
                <text:p/>
              </draw:polygon>
              <draw:polygon draw:style-name="gr5" draw:text-style-name="P1" draw:layer="layout" svg:width="3.81cm" svg:height="3.171cm" svg:x="0.336cm" svg:y="4.057cm" svg:viewBox="0 0 3811 3172" draw:points="0,1521 3811,3172 3558,0">
                <text:p/>
              </draw:polygon>
              <draw:polygon draw:style-name="gr6" draw:text-style-name="P1" draw:layer="layout" svg:width="3.046cm" svg:height="3.046cm" svg:x="5.798cm" svg:y="1.008cm" svg:viewBox="0 0 3047 3047" draw:points="1524,3047 0,0 3047,379">
                <text:p/>
              </draw:polygon>
              <draw:polygon draw:style-name="gr7" draw:text-style-name="P1" draw:layer="layout" svg:width="2.41cm" svg:height="2.667cm" svg:x="7.323cm" svg:y="1.388cm" svg:viewBox="0 0 2411 2668" draw:points="0,2668 2411,1650 1523,0">
                <text:p/>
              </draw:polygon>
              <draw:polygon draw:style-name="gr8" draw:text-style-name="P1" draw:layer="layout" svg:width="2.41cm" svg:height="3.428cm" svg:x="7.324cm" svg:y="3.038cm" svg:viewBox="0 0 2411 3429" draw:points="0,1018 2411,0 1902,3429">
                <text:p/>
              </draw:polygon>
              <draw:polygon draw:style-name="gr9" draw:text-style-name="P1" draw:layer="layout" svg:width="2.032cm" svg:height="2.41cm" svg:x="7.194cm" svg:y="4.057cm" svg:viewBox="0 0 2033 2411" draw:points="131,0 0,1521 2033,2411">
                <text:p/>
              </draw:polygon>
              <draw:polygon draw:style-name="gr10" draw:text-style-name="P1" draw:layer="layout" svg:width="3.179cm" svg:height="3.17cm" svg:x="4.146cm" svg:y="4.058cm" svg:viewBox="0 0 3180 3171" draw:points="3180,0 3049,1521 0,3171">
                <text:p/>
              </draw:polygon>
              <draw:polygon draw:style-name="gr11" draw:text-style-name="P1" draw:layer="layout" svg:width="5.079cm" svg:height="1.649cm" svg:x="4.146cm" svg:y="5.58cm" svg:viewBox="0 0 5080 1650" draw:points="5080,887 3049,0 0,1650">
                <text:p/>
              </draw:polygon>
            </draw:g>
          </draw:g>
          <draw:polygon draw:style-name="gr12" draw:text-style-name="P2" draw:layer="layout" svg:width="1.286cm" svg:height="1.119cm" svg:x="6.512cm" svg:y="5.171cm" svg:viewBox="0 0 1287 1120" draw:points="637,1120 0,235 1287,0">
            <text:p/>
          </draw:polygon>
          <draw:polygon draw:style-name="gr13" draw:text-style-name="P2" draw:layer="layout" svg:width="3.672cm" svg:height="3.291cm" svg:x="5.131cm" svg:y="2.107cm" svg:viewBox="0 0 3673 3292" draw:points="1371,3292 0,2924 636,749 2288,0 3673,649 3666,2409 2662,3057">
            <text:p/>
          </draw:polygon>
          <draw:polygon draw:style-name="gr12" draw:text-style-name="P2" draw:layer="layout" svg:width="3.573cm" svg:height="3.432cm" svg:x="2.186cm" svg:y="1.98cm" svg:viewBox="0 0 3574 3433" draw:points="0,1516 651,3433 2944,3058 3574,885 1791,0">
            <text:p/>
          </draw:polygon>
          <draw:polygon draw:style-name="gr14" draw:text-style-name="P2" draw:layer="layout" svg:width="1.108cm" svg:height="0.951cm" svg:x="6.595cm" svg:y="5.238cm" svg:viewBox="0 0 1109 952" draw:points="549,952 0,200 1109,0">
            <text:p/>
          </draw:polygon>
          <draw:polygon draw:style-name="gr15" draw:text-style-name="P2" draw:layer="layout" svg:width="3.569cm" svg:height="3.187cm" svg:x="5.194cm" svg:y="2.165cm" svg:viewBox="0 0 3570 3188" draw:points="1333,3188 0,2831 618,726 2224,0 3570,628 3563,2333 2588,2961">
            <text:p/>
          </draw:polygon>
          <draw:polygon draw:style-name="gr16" draw:text-style-name="P2" draw:layer="layout" svg:width="3.573cm" svg:height="3.432cm" svg:x="2.186cm" svg:y="1.979cm" svg:viewBox="0 0 3574 3433" draw:points="0,1516 651,3433 2944,3058 3574,885 1791,0">
            <text:p/>
          </draw:polygon>
          <draw:polygon draw:style-name="gr17" draw:text-style-name="P2" draw:layer="layout" svg:width="3.459cm" svg:height="3.323cm" svg:x="2.244cm" svg:y="2.043cm" svg:viewBox="0 0 3460 3324" draw:points="0,1468 630,3324 2850,2961 3460,857 1734,0">
            <text:p/>
          </draw:polygon>
          <draw:polygon draw:style-name="gr16" draw:text-style-name="P2" draw:layer="layout" svg:width="3.672cm" svg:height="3.291cm" svg:x="5.13cm" svg:y="2.107cm" svg:viewBox="0 0 3673 3292" draw:points="1371,3292 0,2924 636,749 2288,0 3673,649 3666,2409 2662,3057">
            <text:p/>
          </draw:polygon>
          <draw:polygon draw:style-name="gr16" draw:text-style-name="P2" draw:layer="layout" svg:width="1.286cm" svg:height="1.119cm" svg:x="6.511cm" svg:y="5.171cm" svg:viewBox="0 0 1287 1120" draw:points="637,1120 0,235 1287,0">
            <text:p/>
          </draw:polygon>
          <draw:circle draw:style-name="gr18" draw:text-style-name="P2" draw:layer="layout" svg:width="0.156cm" svg:height="0.156cm" svg:x="3.899cm" svg:y="1.91cm">
            <text:p/>
          </draw:circle>
          <draw:circle draw:style-name="gr18" draw:text-style-name="P2" draw:layer="layout" svg:width="0.156cm" svg:height="0.156cm" svg:x="5.677cm" svg:y="2.784cm">
            <text:p/>
          </draw:circle>
          <draw:circle draw:style-name="gr18" draw:text-style-name="P2" draw:layer="layout" svg:width="0.156cm" svg:height="0.156cm" svg:x="2.101cm" svg:y="3.427cm">
            <text:p/>
          </draw:circle>
          <draw:circle draw:style-name="gr18" draw:text-style-name="P2" draw:layer="layout" svg:width="0.156cm" svg:height="0.156cm" svg:x="2.763cm" svg:y="5.343cm">
            <text:p/>
          </draw:circle>
          <draw:circle draw:style-name="gr18" draw:text-style-name="P2" draw:layer="layout" svg:width="0.156cm" svg:height="0.156cm" svg:x="5.053cm" svg:y="4.962cm">
            <text:p/>
          </draw:circle>
          <draw:circle draw:style-name="gr18" draw:text-style-name="P2" draw:layer="layout" svg:width="0.156cm" svg:height="0.156cm" svg:x="7.331cm" svg:y="2.041cm">
            <text:p/>
          </draw:circle>
          <draw:circle draw:style-name="gr18" draw:text-style-name="P2" draw:layer="layout" svg:width="0.156cm" svg:height="0.156cm" svg:x="8.723cm" svg:y="4.449cm">
            <text:p/>
          </draw:circle>
          <draw:circle draw:style-name="gr18" draw:text-style-name="P2" draw:layer="layout" svg:width="0.156cm" svg:height="0.156cm" svg:x="8.729cm" svg:y="2.69cm">
            <text:p/>
          </draw:circle>
          <draw:circle draw:style-name="gr18" draw:text-style-name="P2" draw:layer="layout" svg:width="0.156cm" svg:height="0.156cm" svg:x="6.432cm" svg:y="5.336cm">
            <text:p/>
          </draw:circle>
          <draw:circle draw:style-name="gr18" draw:text-style-name="P2" draw:layer="layout" svg:width="0.156cm" svg:height="0.156cm" svg:x="7.706cm" svg:y="5.099cm">
            <text:p/>
          </draw:circle>
          <draw:circle draw:style-name="gr18" draw:text-style-name="P2" draw:layer="layout" svg:width="0.156cm" svg:height="0.156cm" svg:x="7.075cm" svg:y="6.21cm">
            <text:p/>
          </draw:circle>
        </draw:g>
        <draw:ellipse draw:style-name="gr19" draw:text-style-name="P2" draw:layer="layout" svg:width="0.616cm" svg:height="0.618cm" svg:x="3.575cm" svg:y="3.727cm">
          <text:p/>
        </draw:ellipse>
        <draw:circle draw:style-name="gr20" draw:text-style-name="P2" draw:layer="layout" svg:width="0.619cm" svg:height="0.62cm" svg:x="7.004cm" svg:y="3.749cm">
          <text:p/>
        </draw:circle>
        <draw:ellipse draw:style-name="gr21" draw:text-style-name="P2" draw:layer="layout" svg:width="0.584cm" svg:height="0.585cm" svg:x="6.897cm" svg:y="5.318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808080" draw:distance="0.02cm" draw:rotation="0"/>
    <draw:hatch draw:name="Hatch_20_2" draw:display-name="Hatch 2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Miller</meta:initial-creator>
    <meta:creation-date>2012-07-03T14:18:32</meta:creation-date>
    <dc:date>2012-07-17T11:16:47</dc:date>
    <dc:creator>Robert Miller</dc:creator>
    <meta:editing-duration>PT18H08M48S</meta:editing-duration>
    <meta:editing-cycles>4</meta:editing-cycles>
    <meta:generator>OpenOffice.org/3.2$Unix OpenOffice.org_project/320m19$Build-9505</meta:generator>
    <meta:document-statistic meta:object-count="37"/>
  </office:meta>
</office:document-meta>
</file>